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3" style:family="table">
      <style:table-properties style:width="16.801cm" fo:break-before="page" table:align="margins" style:writing-mode="lr-tb"/>
    </style:style>
    <style:style style:name="Tabela3.A" style:family="table-column">
      <style:table-column-properties style:column-width="8.401cm" style:rel-column-width="32767*"/>
    </style:style>
    <style:style style:name="Tabela3.A1" style:family="table-cell">
      <style:table-cell-properties fo:padding="0cm" fo:border="none"/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9pt" officeooo:paragraph-rsid="001f6532" style:font-size-asian="9pt" style:font-name-complex="Century Gothic" style:font-size-complex="9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3359bd" style:font-size-asian="9pt" style:font-weight-asian="bold" style:font-size-complex="9pt"/>
    </style:style>
    <style:style style:name="P23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3359bd" style:font-size-asian="9pt" style:font-style-asian="italic" style:font-weight-asian="bold" style:font-size-complex="9pt" style:font-style-complex="italic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8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9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0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1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2" style:family="paragraph" style:parent-style-name="No_20_Spacing">
      <style:text-properties fo:font-size="9pt" style:font-size-asian="9pt" style:font-size-complex="9pt"/>
    </style:style>
    <style:style style:name="P33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4" style:family="paragraph" style:parent-style-name="No_20_Spacing">
      <style:text-properties fo:font-size="9pt" officeooo:paragraph-rsid="004a5779" style:font-size-asian="9pt" style:font-size-complex="9pt"/>
    </style:style>
    <style:style style:name="P35" style:family="paragraph" style:parent-style-name="No_20_Spacing">
      <style:paragraph-properties fo:margin-top="0cm" fo:margin-bottom="0cm" loext:contextual-spacing="false" fo:line-height="100%"/>
    </style:style>
    <style:style style:name="P36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7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3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39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0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1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2bc9d9" style:font-size-asian="10pt" style:font-size-complex="10pt"/>
    </style:style>
    <style:style style:name="P4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1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2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3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cb67f" style:font-size-asian="9pt" style:font-size-complex="9pt"/>
    </style:style>
    <style:style style:name="P5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dcbe7" style:font-size-asian="9pt" style:font-size-complex="9pt"/>
    </style:style>
    <style:style style:name="P5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f0af9" style:font-size-asian="9pt" style:font-size-complex="9pt"/>
    </style:style>
    <style:style style:name="P5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f6d57" style:font-size-asian="9pt" style:font-size-complex="9pt"/>
    </style:style>
    <style:style style:name="P57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0d0ae" style:font-size-asian="9pt" style:font-size-complex="9pt"/>
    </style:style>
    <style:style style:name="P58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2ca2b" style:font-size-asian="9pt" style:font-size-complex="9pt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3be3d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a47e4b" officeooo:paragraph-rsid="00a47e4b" style:font-size-asian="9pt" style:font-size-complex="9pt"/>
    </style:style>
    <style:style style:name="P61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dcbe7" style:font-size-asian="9pt" style:font-size-complex="9pt"/>
    </style:style>
    <style:style style:name="P62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cb67f" style:font-size-asian="9pt" style:font-size-complex="9pt"/>
    </style:style>
    <style:style style:name="P63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dcbe7" style:font-size-asian="9pt" style:font-size-complex="9pt"/>
    </style:style>
    <style:style style:name="P64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65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66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4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5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26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27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28" style:family="text">
      <style:text-properties officeooo:rsid="0029b489"/>
    </style:style>
    <style:style style:name="T29" style:family="text">
      <style:text-properties officeooo:rsid="002de46c"/>
    </style:style>
    <style:style style:name="T30" style:family="text">
      <style:text-properties officeooo:rsid="003359b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0b526"/>
    </style:style>
    <style:style style:name="T33" style:family="text">
      <style:text-properties officeooo:rsid="007500bc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500bc" style:font-weight-asian="bold" style:font-weight-complex="bold"/>
    </style:style>
    <style:style style:name="T37" style:family="text">
      <style:text-properties fo:font-weight="bold" officeooo:rsid="00266184" style:font-weight-asian="bold" style:font-weight-complex="bold"/>
    </style:style>
    <style:style style:name="T38" style:family="text">
      <style:text-properties fo:font-weight="bold" officeooo:rsid="00995cad" style:font-weight-asian="bold" style:font-weight-complex="bold"/>
    </style:style>
    <style:style style:name="T39" style:family="text">
      <style:text-properties fo:font-weight="bold" officeooo:rsid="0022f94d" style:font-weight-asian="bold"/>
    </style:style>
    <style:style style:name="T40" style:family="text">
      <style:text-properties fo:font-weight="bold" style:font-name-asian="Noto Sans CJK KR Regular" style:font-weight-asian="bold" style:font-name-complex="Noto Sans CJK KR Regular" style:font-weight-complex="bold"/>
    </style:style>
    <style:style style:name="T41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2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3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4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45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46" style:family="text">
      <style:text-properties fo:font-weight="bold" officeooo:rsid="007500bc" style:font-name-asian="Noto Sans CJK KR Regular" style:font-weight-asian="bold" style:font-name-complex="Noto Sans CJK KR Regular" style:font-weight-complex="bold"/>
    </style:style>
    <style:style style:name="T47" style:family="text">
      <style:text-properties style:font-name-asian="Noto Sans CJK KR Regular" style:font-name-complex="Noto Sans CJK KR Regular"/>
    </style:style>
    <style:style style:name="T48" style:family="text">
      <style:text-properties officeooo:rsid="00830924" style:font-name-asian="Noto Sans CJK KR Regular" style:font-name-complex="Noto Sans CJK KR Regular"/>
    </style:style>
    <style:style style:name="T49" style:family="text">
      <style:text-properties officeooo:rsid="0089e6cc" style:font-name-asian="Noto Sans CJK KR Regular" style:font-name-complex="Noto Sans CJK KR Regular"/>
    </style:style>
    <style:style style:name="T50" style:family="text">
      <style:text-properties officeooo:rsid="0026618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19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9"/>
                </table:table-cell>
                <table:table-cell table:style-name="Tabela2.B2" office:value-type="string">
                  <text:p text:style-name="P12">Rua Nove de Março, 783, Apto. <text:span text:style-name="T28">54</text:span></text:p>
                  <text:p text:style-name="P12">Centro – Joinville – Santa Catarina</text:p>
                  <text:p text:style-name="P12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9"/>
                </table:table-cell>
                <table:table-cell table:style-name="Tabela2.B3" office:value-type="string">
                  <text:p text:style-name="P28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29">(</text:span>47) <text:span text:style-name="T30">9</text:span>9681-3833 Cel. TIM <text:s/></text:p>
                  <text:p text:style-name="P13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7"/>
                      </table:table-cell>
                      <table:table-cell table:style-name="Tabela5.A1" office:value-type="string">
                        <text:p text:style-name="P26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0"/>
                      </table:table-cell>
                      <table:table-cell table:style-name="Tabela5.A2" office:value-type="string">
                        <text:p text:style-name="P29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7"/>
                      </table:table-cell>
                      <table:table-cell table:style-name="Tabela5.A1" office:value-type="string">
                        <text:p text:style-name="P26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1"/>
            <text:p text:style-name="P21">Ensino Superior</text:p>
            <text:p text:style-name="P21"/>
            <text:p text:style-name="P24"><text:span text:style-name="T32">Junho</text:span>/201<text:span text:style-name="T32">9</text:span> - UNINTER - <text:span text:style-name="T31">Centro Universitário Internacional</text:span></text:p>
            <text:p text:style-name="P25">Curso Superior de Tecnologia em Análise e Desenvolvimento de Sistemas</text:p>
            <text:p text:style-name="P22">Titulação: <text:span text:style-name="T6">Tecnólogo em Análise e Desenvolvimento de Sistemas</text:span></text:p>
            <text:p text:style-name="P22"/>
            <text:p text:style-name="P21">Ensino Médio </text:p>
            <text:p text:style-name="P20">Colégio Coração de Jesus - Florianópolis/SC</text:p>
            <text:p text:style-name="P20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2"/>
            <text:p text:style-name="P33">Área de desenvolvimento web.</text:p>
            <text:p text:style-name="P34"/>
            <text:p text:style-name="P32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EXPERIÊNCIA</text:p>
          </table:table-cell>
        </table:table-row>
        <table:table-row table:style-name="Tabela1.1">
          <table:table-cell table:style-name="Tabela1.A1" office:value-type="string">
            <text:p text:style-name="P14"/>
          </table:table-cell>
          <table:table-cell table:style-name="Tabela1.B2" office:value-type="string">
            <text:p text:style-name="P3"><text:span text:style-name="Posição"><text:span text:style-name="T26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2127446637" text:style-name="L1">
              <text:list-item>
                <text:list>
                  <text:list-item>
                    <text:p text:style-name="P36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6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5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234325991898431" text:continue-numbering="true" text:style-name="L1">
              <text:list-item>
                <text:list>
                  <text:list-item>
                    <text:p text:style-name="P37"><text:span text:style-name="Posição"><text:span text:style-name="T23">Um dos principais trabalhos </text:span></text:span><text:span text:style-name="Posição"><text:span text:style-name="T24">foi</text:span></text:span><text:span text:style-name="Posição"><text:span text:style-name="T23"> o desenvolvimento do Ambiente Virtual de Aprendizagem para o Ministério das Cidades no projeto “</text:span></text:span><text:span text:style-name="Posição"><text:span text:style-name="T27">Capacitação em Mapeamento e <text:s/>Gerenciamento de Risco</text:span></text:span><text:span text:style-name="Posição"><text:span text:style-name="T23">”.</text:span></text:span></text:p>
                  </text:list-item>
                </text:list>
              </text:list-item>
            </text:list>
            <text:p text:style-name="P7"><text:span text:style-name="Posição"><text:span text:style-name="T23"/></text:span></text:p>
            <text:p text:style-name="P1"><text:span text:style-name="Posição"><text:span text:style-name="T25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pan text:style-name="Posição"><text:span text:style-name="T15"/></text:span></text:p>
            <text:p text:style-name="P1"><text:soft-page-break/><text:span text:style-name="Posição"><text:span text:style-name="T25">1999-2000 – Back Comunicações LTDA. (Florianópolis): </text:span></text:span></text:p>
            <text:p text:style-name="P1"><text:span text:style-name="Posição"><text:span text:style-name="T15"><text:tab/>Programador; Empresa voltada a divulgação das principais empresas catarinenses, nas <text:s/>mídias impressa e virtual(CD-Rom e internet).</text:span></text:span></text:p>
            <text:p text:style-name="P1"><text:span text:style-name="Posição"><text:span text:style-name="T15"><text:tab/>Desenvolvimento em Delphi da lista telefônica em CD</text:span></text:span></text:p>
            <text:p text:style-name="P1"><text:span text:style-name="Posição"><text:span text:style-name="T15"><text:tab/>Desenvolvimento de software para geração de página HTML com dados financeiros das prefeituras de SC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997 - 1998 - Estagio Prefeitura Municipal de São José /SC</text:span></text:span></text:p>
            <text:p text:style-name="P1"><text:span text:style-name="Posição"><text:span text:style-name="T15"><text:tab/>GAPLAN - Gabinete de Planejamento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03/06/96 - 02/12/96 - TELESC - Telecomunicações de Santa Catarina S/A</text:span></text:span></text:p>
            <text:p text:style-name="P1"><text:span text:style-name="Posição"><text:span text:style-name="T15"><text:tab/>Estágio de seis meses.</text:span></text:span></text:p>
            <text:p text:style-name="P1"><text:span text:style-name="Posição"><text:span text:style-name="T15"><text:tab/>Desenvolvimento de um software para cadastro do patrimônio de hardware da empresa. Esse software foi desenvolvido em Delphi 2.0 e banco de dados Paradox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5">15/05/95 - 25/08/95 - Estágio - Magnum Comércio e Serviços em Informática</text:span></text:span></text:p>
            <text:p text:style-name="P1"><text:span text:style-name="Posição"><text:span text:style-name="T15"><text:tab/>Estágio de três meses. </text:span></text:span></text:p>
            <text:p text:style-name="P1"><text:span text:style-name="Posição"><text:span text:style-name="T15"><text:tab/>Suporte e montagem de hardware.</text:span></text:span></text:p>
            <text:p text:style-name="P1"><text:span text:style-name="Posição"><text:span text:style-name="T15"><text:tab/>Noções de rede Novell.</text:span></text:span></text:p>
            <text:p text:style-name="P1"><text:span text:style-name="Posição"><text:span text:style-name="T15"><text:tab/>Cabeamento de rede.</text:span></text:span></text:p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504474195" text:style-name="L2">
              <text:list-header>
                <text:p text:style-name="P38"/>
              </text:list-header>
              <text:list-item>
                <text:p text:style-name="P42"><text:span text:style-name="T50">Curso </text:span><text:span text:style-name="T37">“</text:span><text:span text:style-name="T38">Ambiente Local com Docker</text:span><text:span text:style-name="T37">”</text:span><text:span text:style-name="T50"> - </text:span><text:span text:style-name="T37">UpInside</text:span><text:span text:style-name="T50"> (27/09/2021 – Carga horária de 10 horas)</text:span></text:p>
              </text:list-item>
              <text:list-item>
                <text:p text:style-name="P42"><text:span text:style-name="T50">Curso </text:span><text:span text:style-name="T37">“Git Workflow”</text:span><text:span text:style-name="T50"> - </text:span><text:span text:style-name="T37">UpInside</text:span><text:span text:style-name="T50"> (30/05/2021 – Carga horária de 15 horas)</text:span></text:p>
              </text:list-item>
              <text:list-item>
                <text:p text:style-name="P43"><text:span text:style-name="T50">Curso </text:span><text:span text:style-name="T37">“Composer na Prática”</text:span><text:span text:style-name="T50"> - </text:span><text:span text:style-name="T37">UpInside</text:span><text:span text:style-name="T50"> (10/05/2021 – Carga horária de 10 horas)</text:span></text:p>
              </text:list-item>
              <text:list-item>
                <text:p text:style-name="P44"><text:span text:style-name="T50">Curso </text:span><text:span text:style-name="T37">“DevTools Essentials”</text:span><text:span text:style-name="T50"> - </text:span><text:span text:style-name="T37">UpInside</text:span><text:span text:style-name="T50"> (27/03/2021 – Carga horária de 15 horas)</text:span></text:p>
              </text:list-item>
              <text:list-item>
                <text:p text:style-name="P45"><text:span text:style-name="T50">Curso </text:span><text:span text:style-name="T37">“Curso Completo de Expressões Regulares”</text:span><text:span text:style-name="T50"> - </text:span><text:span text:style-name="T37">UDEMY</text:span><text:span text:style-name="T50"> (01/03/2021 – Carga horária de 3,5 horas)</text:span></text:p>
              </text:list-item>
              <text:list-item>
                <text:p text:style-name="P46"><text:span text:style-name="T50">C</text:span>urso <text:span text:style-name="T35">“Aprendendo terminal Linux pondo a mão na massa!”</text:span> - <text:span text:style-name="T35">UDEMY</text:span> (21/06/2019 – Carga horária de 2,5 horas)</text:p>
              </text:list-item>
              <text:list-item>
                <text:p text:style-name="P47"><text:span text:style-name="T50">C</text:span>urso <text:span text:style-name="T35">“ShellScript do Iniciante ao Avançado”</text:span> – <text:span text:style-name="T35">UDEMY</text:span> (16/06/2019 – Carga horária de 4,5 horas)</text:p>
              </text:list-item>
              <text:list-item>
                <text:p text:style-name="P48"><text:span text:style-name="T50">Curso </text:span><text:span text:style-name="T37">“Introdução a Linguagem Pyton”</text:span><text:span text:style-name="T50"> – Curso gratuito pela </text:span><text:span text:style-name="T37">UDEMY</text:span><text:span text:style-name="T50"> (19/05/2019 – Carga horária de 2 horas);</text:span></text:p>
              </text:list-item>
              <text:list-item>
                <text:p text:style-name="P49">Curso <text:span text:style-name="T35">“Oracle 10G”</text:span> – <text:span text:style-name="T35">Instituto Politécnico de Ensino a Distância IPED</text:span> (15/06/2014 – 14/07/2014 – Carga horária 100 horas);</text:p>
              </text:list-item>
            </text:list>
            <text:p text:style-name="P23"/>
            <text:list xml:id="list845676751" text:style-name="L3">
              <text:list-item>
                <text:p text:style-name="P50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1"/>
            <text:list xml:id="list380349846" text:style-name="WWNum1">
              <text:list-item>
                <text:p text:style-name="P65"><text:span text:style-name="T39">Desenvolvimento de módulos administrativos para o gerenciamento de sites</text:span><text:span text:style-name="T34">.</text:span></text:p>
              </text:list-item>
              <text:list-item>
                <text:p text:style-name="P66">Construção e manutenção de banco de dados.</text:p>
              </text:list-item>
              <text:list-item>
                <text:p text:style-name="P65"><text:span text:style-name="T39">Desenvolvimento de sistema de mala direta para envio de e-mails promocionais</text:span><text:span text:style-name="T34">.</text:span></text:p>
              </text:list-item>
            </text:list>
            <text:p text:style-name="P3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2303385933" text:style-name="L4">
              <text:list-header>
                <text:p text:style-name="P39"/>
              </text:list-header>
              <text:list-item>
                <text:p text:style-name="P51"><text:span text:style-name="T12">Sistema Operacional </text:span><text:span text:style-name="T13">LINUX </text:span><text:span text:style-name="T7">.</text:span></text:p>
              </text:list-item>
              <text:list-item>
                <text:p text:style-name="P52"><text:span text:style-name="T9">V</text:span><text:span text:style-name="T8">oluntário ADRA Internacional </text:span><text:span text:style-name="T14">.</text:span></text:p>
                <text:p text:style-name="P40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CONHECIMENTO</text:p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1"/>
          </table:table-cell>
          <table:table-cell table:style-name="Tabela1.B2" office:value-type="string">
            <table:table table:name="Tabela3" table:style-name="Tabela3">
              <table:table-column table:style-name="Tabela3.A" table:number-columns-repeated="2"/>
              <table:table-row>
                <table:table-cell table:style-name="Tabela3.A1" office:value-type="string">
                  <text:p text:style-name="P63"><text:span text:style-name="T44"/></text:p>
                  <text:list xml:id="list3386940336" text:style-name="L5">
                    <text:list-item>
                      <text:p text:style-name="P54"><text:span text:style-name="T44">Linux (Ubuntu, Mint, Debian)</text:span><text:span text:style-name="T48"><text:tab/>★★★☆☆</text:span></text:p>
                    </text:list-item>
                    <text:list-item>
                      <text:p text:style-name="P61"><text:span text:style-name="T44">Microsoft Windows</text:span><text:span text:style-name="T48"><text:tab/><text:tab/>★★★☆☆ </text:span></text:p>
                    </text:list-item>
                    <text:list-item>
                      <text:p text:style-name="P54"><text:span text:style-name="T43">HTML5<text:tab/><text:tab/><text:tab/><text:tab/></text:span><text:span text:style-name="T45">★★★☆☆</text:span></text:p>
                    </text:list-item>
                    <text:list-item>
                      <text:p text:style-name="P54"><text:span text:style-name="T43">CSS3<text:tab/></text:span><text:span text:style-name="T48"><text:tab/><text:tab/><text:tab/>★★★☆☆</text:span></text:p>
                    </text:list-item>
                    <text:list-item>
                      <text:p text:style-name="P54"><text:span text:style-name="T45">Jquery</text:span><text:span text:style-name="T48"><text:tab/><text:tab/><text:tab/><text:tab/>★★☆☆☆</text:span></text:p>
                    </text:list-item>
                    <text:list-item>
                      <text:p text:style-name="P55"><text:span text:style-name="T45">Bootstrap<text:tab/><text:tab/><text:tab/>★★☆☆☆</text:span></text:p>
                    </text:list-item>
                    <text:list-item>
                      <text:p text:style-name="P56"><text:span text:style-name="T41">Composer</text:span><text:span text:style-name="T47"><text:tab/><text:tab/><text:tab/></text:span><text:span text:style-name="T48">★★☆☆☆</text:span></text:p>
                    </text:list-item>
                    <text:list-item>
                      <text:p text:style-name="P60"><text:span text:style-name="T48">D</text:span><text:span text:style-name="T47">ocker<text:tab/><text:tab/><text:tab/><text:tab/></text:span><text:span text:style-name="T48">★★☆☆☆</text:span></text:p>
                    </text:list-item>
                    <text:list-item>
                      <text:p text:style-name="P57"><text:span text:style-name="T42">Git/GitHub</text:span><text:span text:style-name="T47"><text:tab/><text:tab/><text:tab/></text:span><text:span text:style-name="T48">★★☆☆☆</text:span></text:p>
                    </text:list-item>
                    <text:list-item>
                      <text:p text:style-name="P58"><text:span text:style-name="T43">Apache 2.2<text:tab/><text:tab/><text:tab/></text:span><text:span text:style-name="T45">★★★★☆</text:span></text:p>
                    </text:list-item>
                    <text:list-item>
                      <text:p text:style-name="P58"><text:span text:style-name="T40">PHP 5.*</text:span><text:span text:style-name="T45"><text:tab/><text:tab/><text:tab/><text:tab/>★★★★☆</text:span></text:p>
                    </text:list-item>
                    <text:list-item>
                      <text:p text:style-name="P58"><text:span text:style-name="T40">PHP 7.*</text:span><text:span text:style-name="T45"><text:tab/><text:tab/><text:tab/><text:tab/>★★★★☆</text:span></text:p>
                    </text:list-item>
                    <text:list-item>
                      <text:p text:style-name="P59"><text:span text:style-name="T45">SQL Server<text:tab/><text:tab/><text:tab/>★★★☆☆</text:span></text:p>
                    </text:list-item>
                    <text:list-item>
                      <text:p text:style-name="P57"><text:span text:style-name="T40">Oracle 8 e 9</text:span><text:span text:style-name="T45"><text:tab/><text:tab/><text:tab/>★★★☆☆</text:span></text:p>
                    </text:list-item>
                    <text:list-item>
                      <text:p text:style-name="P57"><text:span text:style-name="T40">MySQL/MariaDB<text:tab/><text:tab/><text:tab/></text:span><text:span text:style-name="T45">★★★☆☆</text:span></text:p>
                    </text:list-item>
                    <text:list-item>
                      <text:p text:style-name="P59"><text:span text:style-name="T45">PostgreSQL<text:tab/><text:tab/><text:tab/>★★★☆☆</text:span></text:p>
                    </text:list-item>
                    <text:list-item>
                      <text:p text:style-name="P59"><text:span text:style-name="T46">Microsoft ASP<text:tab/><text:tab/><text:tab/></text:span><text:span text:style-name="T45">★★★☆☆</text:span></text:p>
                      <text:p text:style-name="P59"><text:span text:style-name="T45"/></text:p>
                    </text:list-item>
                  </text:list>
                </table:table-cell>
                <table:table-cell table:style-name="Tabela3.A1" office:value-type="string">
                  <text:p text:style-name="P62"><text:span text:style-name="T47"/></text:p>
                </table:table-cell>
              </table:table-row>
            </table:table>
            <text:p text:style-name="P41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9-27T23:43:25.664893505</dc:date>
    <meta:editing-cycles>175</meta:editing-cycles>
    <meta:editing-duration>PT13H20M3S</meta:editing-duration>
    <meta:generator>LibreOffice/6.2.8.2$Linux_X86_64 LibreOffice_project/20$Build-2</meta:generator>
    <meta:document-statistic meta:table-count="4" meta:image-count="4" meta:object-count="0" meta:page-count="2" meta:paragraph-count="88" meta:word-count="694" meta:character-count="4739" meta:non-whitespace-character-count="4078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